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0.988665636269964" calcext:value-type="float">
            <text:p>0.988665636269964</text:p>
          </table:table-cell>
          <table:table-cell office:value-type="float" office:value="120141.0886" calcext:value-type="float">
            <text:p>120141.0886</text:p>
          </table:table-cell>
          <table:table-cell office:value-type="float" office:value="0.121586810922205" calcext:value-type="float">
            <text:p>0.121586810922205</text:p>
          </table:table-cell>
          <table:table-cell office:value-type="float" office:value="12316.30076" calcext:value-type="float">
            <text:p>12316.30076</text:p>
          </table:table-cell>
          <table:table-cell office:value-type="float" office:value="0.587841318907779" calcext:value-type="float">
            <text:p>0.587841318907779</text:p>
          </table:table-cell>
          <table:table-cell office:value-type="float" office:value="61171.89486" calcext:value-type="float">
            <text:p>61171.89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733127253993" calcext:value-type="float">
            <text:p>0.397733127253993</text:p>
          </table:table-cell>
          <table:table-cell office:value-type="float" office:value="41157.74956" calcext:value-type="float">
            <text:p>41157.74956</text:p>
          </table:table-cell>
          <table:table-cell office:value-type="float" office:value="0.337970118495621" calcext:value-type="float">
            <text:p>0.337970118495621</text:p>
          </table:table-cell>
          <table:table-cell office:value-type="float" office:value="35883.18398" calcext:value-type="float">
            <text:p>35883.18398</text:p>
          </table:table-cell>
          <table:table-cell office:value-type="float" office:value="0.188562596599691" calcext:value-type="float">
            <text:p>0.188562596599691</text:p>
          </table:table-cell>
          <table:table-cell office:value-type="float" office:value="19422.32016" calcext:value-type="float">
            <text:p>19422.32016</text:p>
          </table:table-cell>
          <table:table-cell office:value-type="float" office:value="0.0592478104070067" calcext:value-type="float">
            <text:p>0.059247810407007</text:p>
          </table:table-cell>
          <table:table-cell office:value-type="float" office:value="5974.31926000001" calcext:value-type="float">
            <text:p>5974.31926000001</text:p>
          </table:table-cell>
        </table:table-row>
        <table:table-row table:style-name="ro1">
          <table:table-cell office:value-type="float" office:value="0.999484801648635" calcext:value-type="float">
            <text:p>0.999484801648635</text:p>
          </table:table-cell>
          <table:table-cell office:value-type="float" office:value="118988.51916" calcext:value-type="float">
            <text:p>118988.51916</text:p>
          </table:table-cell>
          <table:table-cell office:value-type="float" office:value="0.285935085007728" calcext:value-type="float">
            <text:p>0.285935085007728</text:p>
          </table:table-cell>
          <table:table-cell office:value-type="float" office:value="28267.8827599999" calcext:value-type="float">
            <text:p>28267.8827599999</text:p>
          </table:table-cell>
          <table:table-cell office:value-type="float" office:value="0.841318907779495" calcext:value-type="float">
            <text:p>0.841318907779495</text:p>
          </table:table-cell>
          <table:table-cell office:value-type="float" office:value="89005.3969599997" calcext:value-type="float">
            <text:p>89005.3969599997</text:p>
          </table:table-cell>
          <table:table-cell office:value-type="float" office:value="0.804224626481195" calcext:value-type="float">
            <text:p>0.804224626481195</text:p>
          </table:table-cell>
          <table:table-cell office:value-type="float" office:value="85383.5758" calcext:value-type="float">
            <text:p>85383.5758</text:p>
          </table:table-cell>
          <table:table-cell office:value-type="float" office:value="0.832560535806285" calcext:value-type="float">
            <text:p>0.832560535806285</text:p>
          </table:table-cell>
          <table:table-cell office:value-type="float" office:value="90122.3623999998" calcext:value-type="float">
            <text:p>90122.3623999998</text:p>
          </table:table-cell>
          <table:table-cell office:value-type="float" office:value="0.402885110767646" calcext:value-type="float">
            <text:p>0.402885110767646</text:p>
          </table:table-cell>
          <table:table-cell office:value-type="float" office:value="41066.13034" calcext:value-type="float">
            <text:p>41066.13034</text:p>
          </table:table-cell>
          <table:table-cell office:value-type="float" office:value="0.743431221020093" calcext:value-type="float">
            <text:p>0.743431221020093</text:p>
          </table:table-cell>
          <table:table-cell office:value-type="float" office:value="78421.3103199998" calcext:value-type="float">
            <text:p>78421.3103199998</text:p>
          </table:table-cell>
          <table:table-cell office:value-type="float" office:value="0.33590932509016" calcext:value-type="float">
            <text:p>0.33590932509016</text:p>
          </table:table-cell>
          <table:table-cell office:value-type="float" office:value="34172.2536999999" calcext:value-type="float">
            <text:p>34172.2536999999</text:p>
          </table:table-cell>
        </table:table-row>
        <table:table-row table:style-name="ro1">
          <table:table-cell office:value-type="float" office:value="0.964451313755796" calcext:value-type="float">
            <text:p>0.964451313755796</text:p>
          </table:table-cell>
          <table:table-cell office:value-type="float" office:value="109267.71468" calcext:value-type="float">
            <text:p>109267.71468</text:p>
          </table:table-cell>
          <table:table-cell office:value-type="float" office:value="0.173106646058733" calcext:value-type="float">
            <text:p>0.173106646058733</text:p>
          </table:table-cell>
          <table:table-cell office:value-type="float" office:value="17825.05848" calcext:value-type="float">
            <text:p>17825.05848</text:p>
          </table:table-cell>
          <table:table-cell office:value-type="float" office:value="0.657393096342092" calcext:value-type="float">
            <text:p>0.657393096342092</text:p>
          </table:table-cell>
          <table:table-cell office:value-type="float" office:value="68679.09204" calcext:value-type="float">
            <text:p>68679.09204</text:p>
          </table:table-cell>
          <table:table-cell office:value-type="float" office:value="0.554353426069037" calcext:value-type="float">
            <text:p>0.554353426069037</text:p>
          </table:table-cell>
          <table:table-cell office:value-type="float" office:value="58006.47854" calcext:value-type="float">
            <text:p>58006.47854</text:p>
          </table:table-cell>
          <table:table-cell office:value-type="float" office:value="0.962390520350335" calcext:value-type="float">
            <text:p>0.962390520350335</text:p>
          </table:table-cell>
          <table:table-cell office:value-type="float" office:value="105511.65546" calcext:value-type="float">
            <text:p>105511.65546</text:p>
          </table:table-cell>
          <table:table-cell office:value-type="float" office:value="0.275631117980422" calcext:value-type="float">
            <text:p>0.275631117980422</text:p>
          </table:table-cell>
          <table:table-cell office:value-type="float" office:value="27487.3766199999" calcext:value-type="float">
            <text:p>27487.3766199999</text:p>
          </table:table-cell>
          <table:table-cell office:value-type="float" office:value="0.903657908294694" calcext:value-type="float">
            <text:p>0.903657908294694</text:p>
          </table:table-cell>
          <table:table-cell office:value-type="float" office:value="97669.7415599999" calcext:value-type="float">
            <text:p>97669.7415599999</text:p>
          </table:table-cell>
          <table:table-cell office:value-type="float" office:value="0.526017516743946" calcext:value-type="float">
            <text:p>0.526017516743946</text:p>
          </table:table-cell>
          <table:table-cell office:value-type="float" office:value="53229.51058" calcext:value-type="float">
            <text:p>53229.51058</text:p>
          </table:table-cell>
        </table:table-row>
        <table:table-row table:style-name="ro1">
          <table:table-cell office:value-type="float" office:value="0.997939206594539" calcext:value-type="float">
            <text:p>0.997939206594539</text:p>
          </table:table-cell>
          <table:table-cell office:value-type="float" office:value="121216.80864" calcext:value-type="float">
            <text:p>121216.80864</text:p>
          </table:table-cell>
          <table:table-cell office:value-type="float" office:value="0.236991241628027" calcext:value-type="float">
            <text:p>0.236991241628027</text:p>
          </table:table-cell>
          <table:table-cell office:value-type="float" office:value="24463.86028" calcext:value-type="float">
            <text:p>24463.86028</text:p>
          </table:table-cell>
          <table:table-cell office:value-type="float" office:value="0.897990726429675" calcext:value-type="float">
            <text:p>0.897990726429675</text:p>
          </table:table-cell>
          <table:table-cell office:value-type="float" office:value="95489.1321599999" calcext:value-type="float">
            <text:p>95489.1321599999</text:p>
          </table:table-cell>
          <table:table-cell office:value-type="float" office:value="0.649665121071613" calcext:value-type="float">
            <text:p>0.649665121071613</text:p>
          </table:table-cell>
          <table:table-cell office:value-type="float" office:value="66855.9013399999" calcext:value-type="float">
            <text:p>66855.9013399999</text:p>
          </table:table-cell>
          <table:table-cell office:value-type="float" office:value="0.975270479134467" calcext:value-type="float">
            <text:p>0.975270479134467</text:p>
          </table:table-cell>
          <table:table-cell office:value-type="float" office:value="110704.19408" calcext:value-type="float">
            <text:p>110704.19408</text:p>
          </table:table-cell>
          <table:table-cell office:value-type="float" office:value="0.724884080370943" calcext:value-type="float">
            <text:p>0.724884080370943</text:p>
          </table:table-cell>
          <table:table-cell office:value-type="float" office:value="77578.07078" calcext:value-type="float">
            <text:p>77578.07078</text:p>
          </table:table-cell>
          <table:table-cell office:value-type="float" office:value="0.929417825862957" calcext:value-type="float">
            <text:p>0.929417825862957</text:p>
          </table:table-cell>
          <table:table-cell office:value-type="float" office:value="102888.67182" calcext:value-type="float">
            <text:p>102888.67182</text:p>
          </table:table-cell>
          <table:table-cell office:value-type="float" office:value="0.381246780010304" calcext:value-type="float">
            <text:p>0.381246780010304</text:p>
          </table:table-cell>
          <table:table-cell office:value-type="float" office:value="39302.3796" calcext:value-type="float">
            <text:p>39302.3796</text:p>
          </table:table-cell>
        </table:table-row>
        <table:table-row table:style-name="ro1">
          <table:table-cell office:value-type="float" office:value="0.978361669242658" calcext:value-type="float">
            <text:p>0.978361669242658</text:p>
          </table:table-cell>
          <table:table-cell office:value-type="float" office:value="116538.84898" calcext:value-type="float">
            <text:p>116538.84898</text:p>
          </table:table-cell>
          <table:table-cell office:value-type="float" office:value="0.146831530139104" calcext:value-type="float">
            <text:p>0.146831530139104</text:p>
          </table:table-cell>
          <table:table-cell office:value-type="float" office:value="15423.18292" calcext:value-type="float">
            <text:p>15423.18292</text:p>
          </table:table-cell>
          <table:table-cell office:value-type="float" office:value="0.914477073673364" calcext:value-type="float">
            <text:p>0.914477073673364</text:p>
          </table:table-cell>
          <table:table-cell office:value-type="float" office:value="98467.3996" calcext:value-type="float">
            <text:p>98467.3996</text:p>
          </table:table-cell>
          <table:table-cell office:value-type="float" office:value="0.163317877382792" calcext:value-type="float">
            <text:p>0.163317877382792</text:p>
          </table:table-cell>
          <table:table-cell office:value-type="float" office:value="16421.59224" calcext:value-type="float">
            <text:p>16421.59224</text:p>
          </table:table-cell>
          <table:table-cell office:value-type="float" office:value="0.99021123132406" calcext:value-type="float">
            <text:p>0.99021123132406</text:p>
          </table:table-cell>
          <table:table-cell office:value-type="float" office:value="112070.123639999" calcext:value-type="float">
            <text:p>112070.123639999</text:p>
          </table:table-cell>
          <table:table-cell office:value-type="float" office:value="0.81349819680577" calcext:value-type="float">
            <text:p>0.81349819680577</text:p>
          </table:table-cell>
          <table:table-cell office:value-type="float" office:value="89470.8173800003" calcext:value-type="float">
            <text:p>89470.8173800003</text:p>
          </table:table-cell>
          <table:table-cell office:value-type="float" office:value="0.956208140133952" calcext:value-type="float">
            <text:p>0.956208140133952</text:p>
          </table:table-cell>
          <table:table-cell office:value-type="float" office:value="105747.99174" calcext:value-type="float">
            <text:p>105747.99174</text:p>
          </table:table-cell>
          <table:table-cell office:value-type="float" office:value="0.725914477073673" calcext:value-type="float">
            <text:p>0.725914477073673</text:p>
          </table:table-cell>
          <table:table-cell office:value-type="float" office:value="77229.8661999998" calcext:value-type="float">
            <text:p>77229.8661999998</text:p>
          </table:table-cell>
        </table:table-row>
        <table:table-row table:style-name="ro1">
          <table:table-cell office:value-type="float" office:value="0.937145801133436" calcext:value-type="float">
            <text:p>0.937145801133436</text:p>
          </table:table-cell>
          <table:table-cell office:value-type="float" office:value="116029.95868" calcext:value-type="float">
            <text:p>116029.95868</text:p>
          </table:table-cell>
          <table:table-cell office:value-type="float" office:value="0.567748583204534" calcext:value-type="float">
            <text:p>0.567748583204534</text:p>
          </table:table-cell>
          <table:table-cell office:value-type="float" office:value="58730.58646" calcext:value-type="float">
            <text:p>58730.58646</text:p>
          </table:table-cell>
          <table:table-cell office:value-type="float" office:value="0.526017516743946" calcext:value-type="float">
            <text:p>0.526017516743946</text:p>
          </table:table-cell>
          <table:table-cell office:value-type="float" office:value="55641.88508" calcext:value-type="float">
            <text:p>55641.88508</text:p>
          </table:table-cell>
          <table:table-cell office:value-type="float" office:value="0.524987120041216" calcext:value-type="float">
            <text:p>0.524987120041216</text:p>
          </table:table-cell>
          <table:table-cell office:value-type="float" office:value="53973.7202399999" calcext:value-type="float">
            <text:p>53973.7202399999</text:p>
          </table:table-cell>
          <table:table-cell office:value-type="float" office:value="1" calcext:value-type="float">
            <text:p>1</text:p>
          </table:table-cell>
          <table:table-cell office:value-type="float" office:value="117244.35464" calcext:value-type="float">
            <text:p>117244.35464</text:p>
          </table:table-cell>
          <table:table-cell office:value-type="float" office:value="0.799072642967542" calcext:value-type="float">
            <text:p>0.799072642967542</text:p>
          </table:table-cell>
          <table:table-cell office:value-type="float" office:value="86530.4608200001" calcext:value-type="float">
            <text:p>86530.4608200001</text:p>
          </table:table-cell>
          <table:table-cell office:value-type="float" office:value="0.677485832045337" calcext:value-type="float">
            <text:p>0.677485832045337</text:p>
          </table:table-cell>
          <table:table-cell office:value-type="float" office:value="71273.7649999999" calcext:value-type="float">
            <text:p>71273.7649999999</text:p>
          </table:table-cell>
          <table:table-cell office:value-type="float" office:value="0.875837197320968" calcext:value-type="float">
            <text:p>0.875837197320968</text:p>
          </table:table-cell>
          <table:table-cell office:value-type="float" office:value="95748.4565000001" calcext:value-type="float">
            <text:p>95748.4565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127.2093" calcext:value-type="float">
            <text:p>126127.2093</text:p>
          </table:table-cell>
          <table:table-cell office:value-type="float" office:value="0.973209685729005" calcext:value-type="float">
            <text:p>0.973209685729005</text:p>
          </table:table-cell>
          <table:table-cell office:value-type="float" office:value="103270.11236" calcext:value-type="float">
            <text:p>103270.11236</text:p>
          </table:table-cell>
          <table:table-cell office:value-type="float" office:value="0.988665636269964" calcext:value-type="float">
            <text:p>0.988665636269964</text:p>
          </table:table-cell>
          <table:table-cell office:value-type="float" office:value="107626.10296" calcext:value-type="float">
            <text:p>107626.10296</text:p>
          </table:table-cell>
          <table:table-cell office:value-type="float" office:value="0.876867594023699" calcext:value-type="float">
            <text:p>0.876867594023699</text:p>
          </table:table-cell>
          <table:table-cell office:value-type="float" office:value="91483.13382" calcext:value-type="float">
            <text:p>91483.13382</text:p>
          </table:table-cell>
          <table:table-cell office:value-type="float" office:value="0.99896960329727" calcext:value-type="float">
            <text:p>0.99896960329727</text:p>
          </table:table-cell>
          <table:table-cell office:value-type="float" office:value="114411.79152" calcext:value-type="float">
            <text:p>114411.79152</text:p>
          </table:table-cell>
          <table:table-cell office:value-type="float" office:value="0.00927357032457496" calcext:value-type="float">
            <text:p>0.009273570324575</text:p>
          </table:table-cell>
          <table:table-cell office:value-type="float" office:value="926.20614" calcext:value-type="float">
            <text:p>926.20614</text:p>
          </table:table-cell>
          <table:table-cell office:value-type="float" office:value="0.986089644513138" calcext:value-type="float">
            <text:p>0.986089644513138</text:p>
          </table:table-cell>
          <table:table-cell office:value-type="float" office:value="108435.20126" calcext:value-type="float">
            <text:p>108435.20126</text:p>
          </table:table-cell>
          <table:table-cell office:value-type="float" office:value="0.786192684183411" calcext:value-type="float">
            <text:p>0.786192684183411</text:p>
          </table:table-cell>
          <table:table-cell office:value-type="float" office:value="82535.5221199998" calcext:value-type="float">
            <text:p>82535.5221199998</text:p>
          </table:table-cell>
        </table:table-row>
        <table:table-row table:style-name="ro1">
          <table:table-cell office:value-type="float" office:value="0.972179289026275" calcext:value-type="float">
            <text:p>0.972179289026275</text:p>
          </table:table-cell>
          <table:table-cell office:value-type="float" office:value="122345.47478" calcext:value-type="float">
            <text:p>122345.47478</text:p>
          </table:table-cell>
          <table:table-cell office:value-type="float" office:value="0.810922205048944" calcext:value-type="float">
            <text:p>0.810922205048944</text:p>
          </table:table-cell>
          <table:table-cell office:value-type="float" office:value="84636.91226" calcext:value-type="float">
            <text:p>84636.91226</text:p>
          </table:table-cell>
          <table:table-cell office:value-type="float" office:value="1" calcext:value-type="float">
            <text:p>1</text:p>
          </table:table-cell>
          <table:table-cell office:value-type="float" office:value="115518.05422" calcext:value-type="float">
            <text:p>115518.05422</text:p>
          </table:table-cell>
          <table:table-cell office:value-type="float" office:value="0.167439464193715" calcext:value-type="float">
            <text:p>0.167439464193715</text:p>
          </table:table-cell>
          <table:table-cell office:value-type="float" office:value="17654.1603" calcext:value-type="float">
            <text:p>17654.1603</text:p>
          </table:table-cell>
          <table:table-cell office:value-type="float" office:value="1" calcext:value-type="float">
            <text:p>1</text:p>
          </table:table-cell>
          <table:table-cell office:value-type="float" office:value="116443.99258" calcext:value-type="float">
            <text:p>116443.99258</text:p>
          </table:table-cell>
          <table:table-cell office:value-type="float" office:value="0.574961360123648" calcext:value-type="float">
            <text:p>0.574961360123648</text:p>
          </table:table-cell>
          <table:table-cell office:value-type="float" office:value="63177.7938599998" calcext:value-type="float">
            <text:p>63177.7938599998</text:p>
          </table:table-cell>
          <table:table-cell office:value-type="float" office:value="0.564142194744977" calcext:value-type="float">
            <text:p>0.564142194744977</text:p>
          </table:table-cell>
          <table:table-cell office:value-type="float" office:value="58821.0277" calcext:value-type="float">
            <text:p>58821.0277</text:p>
          </table:table-cell>
          <table:table-cell office:value-type="float" office:value="0.18753219989696" calcext:value-type="float">
            <text:p>0.18753219989696</text:p>
          </table:table-cell>
          <table:table-cell office:value-type="float" office:value="19028.37232" calcext:value-type="float">
            <text:p>19028.3723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5"/>
        </table:table-row>
        <table:table-row table:style-name="ro1">
          <table:table-cell table:formula="of:=AVERAGE([.A3:.A10])" office:value-type="float" office:value="0.979778464708913" calcext:value-type="float">
            <text:p>0.979778464708913</text:p>
          </table:table-cell>
          <table:table-cell table:formula="of:=AVERAGE([.B3:.B10])" office:value-type="float" office:value="118831.9528525" calcext:value-type="float">
            <text:p>118831.9528525</text:p>
          </table:table-cell>
          <table:table-cell table:formula="of:=AVERAGE([.C3:.C10])" office:value-type="float" office:value="0.414541473467285" calcext:value-type="float">
            <text:p>0.414541473467285</text:p>
          </table:table-cell>
          <table:table-cell table:formula="of:=AVERAGE([.D3:.D10])" office:value-type="float" office:value="43116.737035" calcext:value-type="float">
            <text:p>43116.737035</text:p>
          </table:table-cell>
          <table:table-cell table:formula="of:=AVERAGE([.E3:.E10])" office:value-type="float" office:value="0.80171303451829" calcext:value-type="float">
            <text:p>0.80171303451829</text:p>
          </table:table-cell>
          <table:table-cell table:formula="of:=AVERAGE([.F3:.F10])" office:value-type="float" office:value="86449.8697349999" calcext:value-type="float">
            <text:p>86449.8697349999</text:p>
          </table:table-cell>
          <table:table-cell table:formula="of:=AVERAGE([.G3:.G10])" office:value-type="float" office:value="0.467606903657908" calcext:value-type="float">
            <text:p>0.467606903657908</text:p>
          </table:table-cell>
          <table:table-cell table:formula="of:=AVERAGE([.H3:.H10])" office:value-type="float" office:value="48722.320285" calcext:value-type="float">
            <text:p>48722.320285</text:p>
          </table:table-cell>
          <table:table-cell table:formula="of:=AVERAGE([.I3:.I10])" office:value-type="float" office:value="0.894641937145801" calcext:value-type="float">
            <text:p>0.894641937145801</text:p>
          </table:table-cell>
          <table:table-cell table:formula="of:=AVERAGE([.J3:.J10])" office:value-type="float" office:value="100958.277985" calcext:value-type="float">
            <text:p>100958.277985</text:p>
          </table:table-cell>
          <table:table-cell table:formula="of:=AVERAGE([.K3:.K10])" office:value-type="float" office:value="0.492272024729521" calcext:value-type="float">
            <text:p>0.492272024729521</text:p>
          </table:table-cell>
          <table:table-cell table:formula="of:=AVERAGE([.L3:.L10])" office:value-type="float" office:value="52765.00499" calcext:value-type="float">
            <text:p>52765.00499</text:p>
          </table:table-cell>
          <table:table-cell table:formula="of:=AVERAGE([.M3:.M10])" office:value-type="float" office:value="0.743624420401855" calcext:value-type="float">
            <text:p>0.743624420401855</text:p>
          </table:table-cell>
          <table:table-cell table:formula="of:=AVERAGE([.N3:.N10])" office:value-type="float" office:value="80335.0036949999" calcext:value-type="float">
            <text:p>80335.0036949999</text:p>
          </table:table-cell>
          <table:table-cell table:formula="of:=AVERAGE([.O3:.O10])" office:value-type="float" office:value="0.484737248840804" calcext:value-type="float">
            <text:p>0.484737248840804</text:p>
          </table:table-cell>
          <table:table-cell table:formula="of:=AVERAGE([.P3:.P10])" office:value-type="float" office:value="50902.585035" calcext:value-type="float">
            <text:p>50902.58503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formula="of:=MEDIAN([.A3:.A10])" office:value-type="float" office:value="0.983513652756311" calcext:value-type="float">
            <text:p>0.983513652756311</text:p>
          </table:table-cell>
          <table:table-cell table:formula="of:=MEDIAN([.B3:.B10])" office:value-type="float" office:value="119564.80388" calcext:value-type="float">
            <text:p>119564.80388</text:p>
          </table:table-cell>
          <table:table-cell table:formula="of:=MEDIAN([.C3:.C10])" office:value-type="float" office:value="0.261463163317877" calcext:value-type="float">
            <text:p>0.261463163317877</text:p>
          </table:table-cell>
          <table:table-cell table:formula="of:=MEDIAN([.D3:.D10])" office:value-type="float" office:value="26365.8715199999" calcext:value-type="float">
            <text:p>26365.8715199999</text:p>
          </table:table-cell>
          <table:table-cell table:formula="of:=MEDIAN([.E3:.E10])" office:value-type="float" office:value="0.869654817104585" calcext:value-type="float">
            <text:p>0.869654817104585</text:p>
          </table:table-cell>
          <table:table-cell table:formula="of:=MEDIAN([.F3:.F10])" office:value-type="float" office:value="92247.2645599998" calcext:value-type="float">
            <text:p>92247.2645599998</text:p>
          </table:table-cell>
          <table:table-cell table:formula="of:=MEDIAN([.G3:.G10])" office:value-type="float" office:value="0.539670273055126" calcext:value-type="float">
            <text:p>0.539670273055126</text:p>
          </table:table-cell>
          <table:table-cell table:formula="of:=MEDIAN([.H3:.H10])" office:value-type="float" office:value="55990.09939" calcext:value-type="float">
            <text:p>55990.09939</text:p>
          </table:table-cell>
          <table:table-cell table:formula="of:=MEDIAN([.I3:.I10])" office:value-type="float" office:value="0.982740855229263" calcext:value-type="float">
            <text:p>0.982740855229263</text:p>
          </table:table-cell>
          <table:table-cell table:formula="of:=MEDIAN([.J3:.J10])" office:value-type="float" office:value="111387.15886" calcext:value-type="float">
            <text:p>111387.15886</text:p>
          </table:table-cell>
          <table:table-cell table:formula="of:=MEDIAN([.K3:.K10])" office:value-type="float" office:value="0.488923235445647" calcext:value-type="float">
            <text:p>0.488923235445647</text:p>
          </table:table-cell>
          <table:table-cell table:formula="of:=MEDIAN([.L3:.L10])" office:value-type="float" office:value="52121.9620999999" calcext:value-type="float">
            <text:p>52121.9620999999</text:p>
          </table:table-cell>
          <table:table-cell table:formula="of:=MEDIAN([.M3:.M10])" office:value-type="float" office:value="0.823544564657393" calcext:value-type="float">
            <text:p>0.823544564657393</text:p>
          </table:table-cell>
          <table:table-cell table:formula="of:=MEDIAN([.N3:.N10])" office:value-type="float" office:value="88045.5259399999" calcext:value-type="float">
            <text:p>88045.5259399999</text:p>
          </table:table-cell>
          <table:table-cell table:formula="of:=MEDIAN([.O3:.O10])" office:value-type="float" office:value="0.453632148377125" calcext:value-type="float">
            <text:p>0.453632148377125</text:p>
          </table:table-cell>
          <table:table-cell table:formula="of:=MEDIAN([.P3:.P10])" office:value-type="float" office:value="46265.94509" calcext:value-type="float">
            <text:p>46265.94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1:57:44.565027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02:04:04.124300769</dc:date>
    <meta:editing-duration>PT23M8S</meta:editing-duration>
    <meta:editing-cycles>4</meta:editing-cycles>
    <meta:generator>LibreOffice/6.1.5.2$Linux_X86_64 LibreOffice_project/10$Build-2</meta:generator>
    <meta:document-statistic meta:table-count="1" meta:cell-count="186" meta:object-count="0"/>
  </office:meta>
</office:document-meta>
</file>